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color="#FF3333"/>
    </style:style>
    <style:style style:name="P2" style:parent-style-name="Textbody" style:family="paragraph">
      <style:text-properties fo:color="#FF3333"/>
    </style:style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list-style-name="LFO1" style:family="paragraph"/>
  </office:automatic-styles>
  <office:body>
    <office:text text:use-soft-page-breaks="true">
      <text:p text:style-name="P1"/>
      <text:p text:style-name="P2">Ao(s) ___dia(s) do mês de ______ do ano de ____, o(a) aluno(a) ___________, regularmente matriculado(a) no Curso de ____________ e frequentando as aulas na Universidade de Brasília - UnB, no ___ período, turno: ________, RG nº<text:s/>___________, CPF nº ___________, Rescinde o Contrato de Estágio com a ______________ com sede na ______________________. Bairro: __________. CEP: __________. Brasília-DF. Fone: ___- __________ inscrita no CNPJ nº __________________ Instituição com personalidade Jurídica de Direito ________<text:s/>(público/privado), representada pelo (a) Sócio(a) Sr (a). _______________. E por estarem de comum acordo com este Termo de Rescisão, as partes assinam.</text:p>
      <text:p text:style-name="Standard"/>
      <text:p text:style-name="Textbody"><text:span text:style-name="StrongEmphasis">Observações:</text:span></text:p>
      <text:p text:style-name="Textbody">Este documento deverá ser assinado por:</text:p>
      <text:list text:style-name="LFO1" text:continue-numbering="true">
        <text:list-item>
          <text:p text:style-name="P3">Estudante</text:p>
        </text:list-item>
        <text:list-item>
          <text:p text:style-name="P4">Agente de Integração (quando houver)</text:p>
        </text:list-item>
        <text:list-item>
          <text:p text:style-name="P5">Empresa Concedente</text:p>
        </text:list-item>
        <text:list-item>
          <text:p text:style-name="P6">Convenente (Universidade de Brasília – UnB: DEG/DAIA/CDAP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Gardenghi</dc:creator>
    <meta:creation-date>2020-07-02T12:38:00Z</meta:creation-date>
    <dc:date>2021-01-12T19:26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32" meta:character-count="850" meta:row-count="5" meta:non-whitespace-character-count="719"/>
  </office:meta>
</office:document-meta>
</file>